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f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*[.$B$1]*[.D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*[.$B$1]*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*[.$B$1]*[.D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C5]*[.$B$1]*[.D5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6]*[.$B$1]*[.D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*[.$B$1]*[.D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2:.E7])"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5T17:03:49.43302233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6" meta:object-count="0"/>
  </office:meta>
</office:document-meta>
</file>